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89400001E48000012059A6BD1ADB0AFC1D3.svg" manifest:media-type="image/svg+xml"/>
  <manifest:file-entry manifest:full-path="Pictures/1000087900001E480000120586BF83DC75F85F57.svg" manifest:media-type="image/svg+xml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CC1000026B000000D9CC569ABA40BDC0ED8.svg" manifest:media-type="image/svg+xml"/>
  <manifest:file-entry manifest:full-path="Pictures/10000CC1000026B000000D9C553A2A8B4DA9C927.svg" manifest:media-type="image/svg+xml"/>
  <manifest:file-entry manifest:full-path="Pictures/10000CC1000026B000000D9C1D19529D2656FA98.svg" manifest:media-type="image/svg+xml"/>
  <manifest:file-entry manifest:full-path="Pictures/10000D9F0000292B00000D9C19569139DB6300BF.svg" manifest:media-type="image/svg+xml"/>
  <manifest:file-entry manifest:full-path="Pictures/100002010000016D000000AE56025D59469967F6.png" manifest:media-type="image/png"/>
  <manifest:file-entry manifest:full-path="Pictures/10000C7F000025B900001205D000712F9B46E02F.svg" manifest:media-type="image/svg+xml"/>
  <manifest:file-entry manifest:full-path="Pictures/1000020100000125000000AE94D0F1F905ABA115.png" manifest:media-type="image/png"/>
  <manifest:file-entry manifest:full-path="Pictures/1000020100000185000000AE83E17124405D3671.png" manifest:media-type="image/png"/>
  <manifest:file-entry manifest:full-path="Pictures/10000201000001890000003CC8FC4D24DFDD75E2.png" manifest:media-type="image/png"/>
  <manifest:file-entry manifest:full-path="Pictures/100002010000018E000000842FA9ADBE4A5BA57A.png" manifest:media-type="image/png"/>
  <manifest:file-entry manifest:full-path="Pictures/100008720000289E0000062B44569BE191A5D27D.svg" manifest:media-type="image/svg+xml"/>
  <manifest:file-entry manifest:full-path="Pictures/100002010000017600000084E155925AFF79EBC9.png" manifest:media-type="image/png"/>
  <manifest:file-entry manifest:full-path="Pictures/1000020100000164000000A17FA92F90EC1F0ADC.png" manifest:media-type="image/png"/>
  <manifest:file-entry manifest:full-path="Pictures/1000020100000164000000A1052110FE8784CF6C.png" manifest:media-type="image/png"/>
  <manifest:file-entry manifest:full-path="Pictures/1000088D0000328A000007454F01B00E33DDCAE5.svg" manifest:media-type="image/svg+xml"/>
  <manifest:file-entry manifest:full-path="Pictures/10000F4D000024C2000010A4D032EE0ECDA350E1.svg" manifest:media-type="image/svg+xml"/>
  <manifest:file-entry manifest:full-path="Pictures/10000201000001820000003C9BD7A3104E4C83DB.png" manifest:media-type="image/png"/>
  <manifest:file-entry manifest:full-path="Pictures/10000887000031DA0000072278C05F373C5A9249.svg" manifest:media-type="image/svg+xml"/>
  <manifest:file-entry manifest:full-path="Pictures/1000000000000020000000204B249CA79A42C6D7.png" manifest:media-type="image/png"/>
  <manifest:file-entry manifest:full-path="Pictures/10000201000001E90000004695733E98D10F54FC.png" manifest:media-type="image/png"/>
  <manifest:file-entry manifest:full-path="Pictures/100000000000005E0000005E5D2652F7AE1161E0.png" manifest:media-type="image/png"/>
  <manifest:file-entry manifest:full-path="Pictures/100117920000231E000023451E434AABDD564E92.svg" manifest:media-type="image/svg+xml"/>
  <manifest:file-entry manifest:full-path="Pictures/10000E70000023A8000014A3766F34B77594F546.svg" manifest:media-type="image/svg+xml"/>
  <manifest:file-entry manifest:full-path="Pictures/10000877000027EE0000062B80398D5884A938E0.svg" manifest:media-type="image/svg+xml"/>
  <manifest:file-entry manifest:full-path="Pictures/10000201000001E200000045D9902EF646ABAC35.png" manifest:media-type="image/png"/>
  <manifest:file-entry manifest:full-path="Pictures/10000E1300002834000012B5350E39B5DF4A2C53.svg" manifest:media-type="image/svg+xml"/>
  <manifest:file-entry manifest:full-path="Pictures/1000020100000159000000C8A41B4C82D9485142.png" manifest:media-type="image/png"/>
  <manifest:file-entry manifest:full-path="Pictures/100010FC000024C2000010A4FE5A9BC0DFDD56DC.svg" manifest:media-type="image/svg+xml"/>
  <manifest:file-entry manifest:full-path="Pictures/1000020100000125000000AED1FE538D37632259.png" manifest:media-type="image/png"/>
  <manifest:file-entry manifest:full-path="Pictures/10000201000003E30000013899FC4F95542CA48F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54000001558DC344D849428C1B.png" manifest:media-type="image/png"/>
  <manifest:file-entry manifest:full-path="Pictures/100010BE0000292B000012B5E0417298882930FE.svg" manifest:media-type="image/svg+xml"/>
  <manifest:file-entry manifest:full-path="Pictures/10000E70000023A8000014A3BE45A0FDC579A75C.svg" manifest:media-type="image/svg+xml"/>
  <manifest:file-entry manifest:full-path="Pictures/10000CC1000026B000000D9C63937EFD128DF4A1.svg" manifest:media-type="image/svg+xml"/>
  <manifest:file-entry manifest:full-path="Pictures/100002010000018E000000B55E542FD678A7FD29.png" manifest:media-type="image/png"/>
  <manifest:file-entry manifest:full-path="Pictures/100002010000017600000084A6443B9CC8CE0C73.png" manifest:media-type="image/png"/>
  <manifest:file-entry manifest:full-path="Pictures/1000020100000185000000B53391A8134EB0EA25.png" manifest:media-type="image/png"/>
  <manifest:file-entry manifest:full-path="Pictures/10000C860000283400001205E15A6EAC2B8206E7.svg" manifest:media-type="image/svg+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13.302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1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gr16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2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imes New Roman2" fo:font-size="27pt" style:font-size-asian="18pt" style:font-size-complex="18pt"/>
    </style:style>
    <style:style style:name="P9" style:family="paragraph">
      <style:text-properties style:font-name="Ubuntu" fo:font-size="32pt"/>
    </style:style>
    <style:style style:name="P10" style:family="paragraph">
      <loext:graphic-properties draw:fill="none"/>
      <style:text-properties fo:font-size="26pt" style:font-size-asian="18pt" style:font-size-complex="18pt"/>
    </style:style>
    <style:style style:name="P11" style:family="paragraph">
      <style:paragraph-properties fo:text-align="center" style:writing-mode="lr-tb">
        <style:tab-stops/>
      </style:paragraph-properties>
    </style:style>
    <style:style style:name="P1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6" style:family="paragraph">
      <style:text-properties style:font-name="Ubuntu1"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8" style:family="paragraph">
      <style:text-properties style:font-name="Courier New2" fo:font-size="26pt" style:font-size-asian="32pt" style:font-size-complex="32pt"/>
    </style:style>
    <style:style style:name="P19" style:family="paragraph">
      <style:paragraph-properties fo:text-align="start" style:writing-mode="lr-tb">
        <style:tab-stops/>
      </style:paragraph-properties>
    </style:style>
    <style:style style:name="P20" style:family="paragraph">
      <style:paragraph-properties fo:margin-top="0cm" fo:margin-bottom="0cm" fo:text-align="start" style:writing-mode="lr-tb">
        <style:tab-stops/>
      </style:paragraph-properties>
    </style:style>
    <style:style style:name="P21" style:family="paragraph">
      <style:text-properties style:font-name="Ubuntu1" fo:font-size="36pt" style:font-size-asian="18pt" style:font-size-complex="18pt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26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27" style:family="paragraph">
      <loext:graphic-properties draw:fill="none"/>
      <style:paragraph-properties fo:text-align="center"/>
      <style:text-properties fo:color="#003300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ffffff"/>
      <style:text-properties style:font-name="Times New Roman2" fo:font-size="26pt"/>
    </style:style>
    <style:style style:name="P30" style:family="paragraph">
      <style:text-properties style:font-name="Times New Roman2" fo:font-size="32pt" style:font-size-asian="32pt" style:font-size-complex="32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Times New Roman2" fo:font-size="27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" fo:font-size="26pt" style:font-size-asian="18pt" style:font-size-complex="18pt"/>
    </style:style>
    <style:style style:name="T10" style:family="text">
      <style:text-properties style:font-name="Ubuntu1" fo:font-size="32pt" style:font-size-asian="32pt" style:font-size-complex="32pt"/>
    </style:style>
    <style:style style:name="T11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Ubuntu" fo:font-size="28pt" style:font-size-asian="18pt" style:font-size-complex="18pt"/>
    </style:style>
    <style:style style:name="T13" style:family="text">
      <style:text-properties style:font-name="Courier New2" fo:font-size="26pt" style:font-size-asian="32pt" style:font-size-complex="32pt"/>
    </style:style>
    <style:style style:name="T14" style:family="text">
      <style:text-properties style:font-name="Ubuntu" fo:font-size="26pt" style:font-size-asian="32pt" style:font-size-complex="32pt"/>
    </style:style>
    <style:style style:name="T15" style:family="text">
      <style:text-properties style:font-name="Times New Roman2" fo:font-size="26pt" style:font-size-asian="32pt" style:font-size-complex="32pt"/>
    </style:style>
    <style:style style:name="T16" style:family="text">
      <style:text-properties style:font-name="Ubuntu1" fo:font-size="36pt" fo:font-style="italic" style:font-size-asian="18pt" style:font-style-asian="italic" style:font-size-complex="18pt" style:font-style-complex="italic"/>
    </style:style>
    <style:style style:name="T17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18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19" style:family="text">
      <style:text-properties style:font-name="Ubuntu" fo:font-size="32pt" style:font-size-asian="18pt" style:font-size-complex="18pt"/>
    </style:style>
    <style:style style:name="T20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1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2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3" style:family="text">
      <style:text-properties style:font-name="Ubuntu1" fo:font-size="32pt" style:font-size-asian="18pt" style:font-size-complex="18pt"/>
    </style:style>
    <style:style style:name="T24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25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26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Times New Roman2" fo:font-size="26pt"/>
    </style:style>
    <style:style style:name="T28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s Zindro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Decentralized marketplaces such as OpenBazaar need a decentralized reputation system.</text:p>
              </text:list-item>
              <text:list-item>
                <text:p xml:id="id2" text:id="id2">Scams can be minimized by design and not by central ad-hoc solutions (eBay).</text:p>
              </text:list-item>
              <text:list-item>
                <text:p xml:id="id3" text:id="id3">Trust quantification can automate tasks and open new fields of financial activit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contribut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 of 2 multisig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>Bitcoin transactions spendable by 1 of 2 predesignated players</text:p>
              </text:list-item>
              <text:list-item>
                <text:p xml:id="id9" text:id="id9">If Alice and Bob can spend the transaction, we write 1/{Alice, Bob}.</text:p>
                <text:p/>
                <text:p/>
              </text:list-item>
              <text:list-item>
                <text:p xml:id="id13" text:id="id13">Trust Is Risk uses only 1 of 2 multisigs paid by one of the two players in the multisig.</text:p>
              </text:list-item>
            </text:list>
          </draw:text-box>
        </draw:frame>
        <draw:frame draw:style-name="gr1" draw:text-style-name="P3" xml:id="id10" draw:id="id10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2" draw:id="id12" draw:layer="layout" svg:width="14.224cm" svg:height="3.81cm" svg:x="9.398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4" draw:id="id14" draw:layer="layout" svg:width="2.437cm" svg:height="0cm" svg:x="6.096cm" svg:y="13.87cm" svg:viewBox="0 0 2438 0" draw:points="0,0 2438,0">
          <text:p/>
        </draw:polyline>
        <draw:polyline draw:style-name="gr4" draw:text-style-name="P7" xml:id="id15" draw:id="id15" draw:layer="layout" svg:width="2.437cm" svg:height="0cm" svg:x="16.696cm" svg:y="13.87cm" svg:viewBox="0 0 2438 0" draw:points="0,0 2438,0">
          <text:p/>
        </draw:polyline>
        <draw:frame draw:style-name="gr5" draw:text-style-name="P8" draw:layer="layout" svg:width="3.762cm" svg:height="2.367cm" svg:x="23.622cm" svg:y="11.349cm">
          <draw:text-box>
            <text:p xml:id="id11" text:id="id11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">Basic Definitio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17" text:id="id17"><text:span text:style-name="T4">Graph: Representation of an instance of the Game</text:span></text:p>
                <text:p><text:span text:style-name="T4"/></text:p>
              </text:list-item>
              <text:list-item>
                <text:p xml:id="id18" text:id="id18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doesn’t show evolution, is only snapshot</text:p>
              <text:p>Capital: Value in pay to public key hash (P2PKH) with Alice’s public key</text:p>
            </draw:text-box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path draw:style-name="gr6" draw:text-style-name="P7" xml:id="id21" draw:id="id21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0" xml:id="id23" draw:id="id23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2" draw:id="id22" draw:layer="layout" svg:width="2.285cm" svg:height="0cm" svg:x="14.275cm" svg:y="10.922cm" svg:viewBox="0 0 2286 0" draw:points="0,0 2286,0">
          <text:p/>
        </draw:polyline>
        <draw:frame draw:style-name="gr1" draw:text-style-name="P3" xml:id="id19" draw:id="id19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0" draw:id="id20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2 multisig, a.k.a. Direct 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esponding Graph</text:span></text:p>
          </draw:text-box>
        </draw:frame>
        <draw:frame draw:style-name="gr9" xml:id="id25" draw:id="id25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0" draw:layer="layout" svg:width="3.048cm" svg:height="1.409cm" svg:x="21.082cm" svg:y="14.702cm">
          <draw:text-box>
            <text:p><text:span text:style-name="T8">UTX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2" draw:layer="layout" svg:width="15.24cm" svg:height="1.28cm" svg:x="2.286cm" svg:y="7.925cm">
          <draw:text-box>
            <text:p xml:id="id26" text:id="id26" text:style-name="P11"><text:span text:style-name="T9">Alice indirectly trusts Charlie 5</text:span></text:p>
          </draw:text-box>
        </draw:frame>
        <draw:frame draw:style-name="gr1" draw:text-style-name="P3" xml:id="id24" draw:id="id24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</text:span></text:p>
          </draw:text-box>
        </draw:frame>
        <draw:frame draw:style-name="gr9" xml:id="id30" draw:id="id30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2" draw:layer="layout" svg:width="15.24cm" svg:height="1.28cm" svg:x="2.286cm" svg:y="7.925cm">
          <draw:text-box>
            <text:p text:style-name="P11"><text:span text:style-name="T9">Alice indirectly trusts Charlie 5</text:span></text:p>
          </draw:text-box>
        </draw:frame>
        <draw:frame draw:style-name="gr11" draw:text-style-name="P14" draw:layer="layout" svg:width="15.24cm" svg:height="1.28cm" svg:x="2.286cm" svg:y="14.046cm">
          <draw:text-box>
            <text:p xml:id="id29" text:id="id29" text:style-name="P13"><text:span text:style-name="T9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28" draw:id="id28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1" draw:id="id31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27" draw:id="id27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9" xml:id="id32" draw:id="id32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5" xml:id="id35" draw:id="id35" draw:layer="layout" svg:width="6.303cm" svg:height="1.629cm" draw:transform="rotate (-1.66574223810339) translate (9.23365394976072cm 7.44024819802055cm)" svg:viewBox="0 0 6304 1630" svg:d="M0 783c3535 2287 6304-783 6304-783">
          <text:p/>
        </draw:path>
        <draw:frame draw:style-name="gr9" xml:id="id36" draw:id="id36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33" draw:id="id33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34" draw:id="id34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Turn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item>
                <text:p xml:id="id37" text:id="id37"><text:span text:style-name="T10">A set of </text:span><text:span text:style-name="T11">Steal(y, B)</text:span><text:span text:style-name="T10"> and </text:span><text:span text:style-name="T11">Add(z, C)</text:span><text:span text:style-name="T10"> actions</text:span></text:p>
              </text:list-item>
              <text:list-item>
                <text:p xml:id="id38" text:id="id38"><text:span text:style-name="T10">No </text:span><text:span text:style-name="T11">Steal()</text:span><text:span text:style-name="T10">ing more than incoming trust</text:span></text:p>
              </text:list-item>
              <text:list-item>
                <text:p xml:id="id39" text:id="id39"><text:span text:style-name="T10">No removing (</text:span><text:span text:style-name="T11">Add()</text:span><text:span text:style-name="T10">ing negative </text:span><text:span text:style-name="T11">z</text:span><text:span text:style-name="T10">) more than outgoing trust</text:span></text:p>
              </text:list-item>
              <text:list-item>
                <text:p xml:id="id40" text:id="id40"><text:span text:style-name="T10">No two </text:span><text:span text:style-name="T11">Steal()</text:span><text:span text:style-name="T10">s or two </text:span><text:span text:style-name="T11">Add()</text:span><text:span text:style-name="T10">s against the same player in the same turn</text:span></text:p>
              </text:list-item>
              <text:list-item>
                <text:p xml:id="id41" text:id="id41"><text:span text:style-name="T10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draw:style-name="gr13" draw:text-style-name="P17" draw:layer="layout" svg:width="8.654cm" svg:height="1.356cm" svg:x="9.888cm" svg:y="4.317cm">
          <draw:text-box>
            <text:p xml:id="id42" text:id="id42" text:style-name="P13"><text:span text:style-name="T12">Trust Is Risk Game</text:span></text:p>
          </draw:text-box>
        </draw:frame>
        <draw:frame draw:style-name="gr1" draw:text-style-name="P3" xml:id="id43" draw:id="id43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hooses a player, receives her turn, checks its validity and commits it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presentation:style-name="pr5" draw:text-style-name="P18" draw:layer="layout" svg:width="25.199cm" svg:height="12.179cm" svg:x="1.4cm" svg:y="4.914cm" presentation:class="outline">
          <draw:text-box>
            <text:list text:style-name="L2">
              <text:list-item>
                <text:p xml:id="id44" text:id="id44"><text:span text:style-name="T13">chooseFrom()</text:span><text:span text:style-name="T14"> chooses a player in a way that after any turn, all players will eventually be chosen to play.</text:span></text:p>
              </text:list-item>
              <text:list-item>
                <text:p xml:id="id45" text:id="id45"><text:span text:style-name="T13">strategies[v]()</text:span><text:span text:style-name="T14"> returns a </text:span><text:span text:style-name="T13">Turn</text:span><text:span text:style-name="T14"> chosen by player </text:span><text:span text:style-name="T13">v</text:span><text:span text:style-name="T14">. This player has full knowledge of the game history.</text:span></text:p>
              </text:list-item>
              <text:list-item>
                <text:p xml:id="id46" text:id="id46"><text:span text:style-name="T13">executeTurn()</text:span><text:span text:style-name="T14"> checks the validity of </text:span><text:span text:style-name="T13">Turn</text:span><text:span text:style-name="T14">. Subsequently, it creates the new graph</text:span><text:span text:style-name="T15"> </text:span><text:span text:style-name="T13">G[j]</text:span><text:span text:style-name="T14"> and updates the history and player’s </text:span><text:span text:style-name="T13">v</text:span><text:span text:style-name="T14"> capital accordingly.</text:span></text:p>
                <text:p><text:span text:style-name="T14"/></text:p>
              </text:list-item>
            </text:list>
          </draw:text-box>
        </draw:frame>
        <draw:frame draw:style-name="gr1" draw:text-style-name="P3" draw:layer="layout" svg:width="16.205cm" svg:height="5.08cm" svg:x="10.668cm" svg:y="14.8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ect) Trust Revisite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47" text:id="id47"><text:span text:style-name="T4">Alice wants to buy a pair of shoes from Bob. How much can she trust him?</text:span></text:p>
                <text:p xml:id="id48" text:id="id48"><text:span text:style-name="T4">Trust definition: Maximum loss Alice can suffer if Bob steals all incoming direct trust and…</text:span></text:p>
                <text:p xml:id="id49" text:id="id49"><text:span text:style-name="T4">all other players try to replenish their stolen funds.</text:span></text:p>
                <text:p xml:id="id50" text:id="id50"><text:span text:style-name="T4">Let’s add some definition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egi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51" text:id="id51"><text:span text:style-name="T4">Idle Strategy: Pass your turn.</text:span></text:p>
                <text:p><text:span text:style-name="T4"/></text:p>
              </text:list-item>
              <text:list-item>
                <text:p xml:id="id52" text:id="id52"><text:span text:style-name="T4">Evil Strategy: Steal all your incoming direct trust and exit the game.</text:span></text:p>
                <text:p><text:span text:style-name="T4"/></text:p>
              </text:list-item>
              <text:list-item>
                <text:p xml:id="id53" text:id="id53"><text:span text:style-name="T4">Conservative Strategy: Steal as much as was stolen from you since last time you play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ervative Strategy Rational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header>
                <text:p xml:id="id54" text:id="id54"><text:span text:style-name="T4">Consider a Producer, a Merchant and a Consumer. The Consumer pre-pays the Merchant, who in turn pre-pays the Producer.</text:span></text:p>
                <text:p xml:id="id55" text:id="id55"><text:span text:style-name="T4">The Producer goes bankrupt.</text:span></text:p>
                <text:p xml:id="id56" text:id="id56"><text:span text:style-name="T4">The Merchant can choose either to reimburse the Consumer and maintain the latter’s trust, absorbing the damage herself,</text:span></text:p>
                <text:p xml:id="id57" text:id="id57"><text:span text:style-name="T4">or to pass on the damage and lose the Consumer’s trust. The latter is the Conservative strategy.</text:span></text:p>
                <text:p xml:id="id58" text:id="id58"><text:span text:style-name="T4">This constitutes the worst-case scenario for the Consumer, given that the Merchant does not outright steal from the Consumer, but simply avoids damag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itive Game</text:span></text:p>
          </draw:text-box>
        </draw:frame>
        <draw:frame presentation:style-name="pr5" draw:text-style-name="P21" draw:layer="layout" svg:width="25.199cm" svg:height="15.839cm" svg:x="1.217cm" svg:y="4.019cm" presentation:class="outline" presentation:user-transformed="true">
          <draw:text-box>
            <text:p text:style-name="P19"><text:span text:style-name="T16">A</text:span><text:span text:style-name="T17">: Idle. </text:span><text:span text:style-name="T16">E</text:span><text:span text:style-name="T17">: Evil. Everybody else: Conservative.</text:span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text:style-name="P19"><text:span text:style-name="T17"/></text:p>
            <text:p xml:id="id69" text:id="id69" text:style-name="P20"><text:span text:style-name="T17">Every Transitive Game always converges.</text:span></text:p>
          </draw:text-box>
        </draw:frame>
        <draw:frame draw:style-name="gr1" draw:text-style-name="P3" xml:id="id59" draw:id="id59" draw:layer="layout" svg:width="10.538cm" svg:height="4.788cm" svg:x="1.471cm" svg:y="6.317cm">
          <draw:image xlink:href="Pictures/100010BE0000292B000012B5E0417298882930FE.svg" xlink:type="simple" xlink:show="embed" xlink:actuate="onLoad">
            <text:p/>
          </draw:image>
          <draw:image xlink:href="Pictures/100002010000018E000000B55E542FD678A7FD29.png" xlink:type="simple" xlink:show="embed" xlink:actuate="onLoad"/>
        </draw:frame>
        <draw:frame draw:style-name="gr1" draw:text-style-name="P3" xml:id="id63" draw:id="id63" draw:layer="layout" svg:width="10.291cm" svg:height="4.788cm" svg:x="13.148cm" svg:y="6.317cm">
          <draw:image xlink:href="Pictures/10000E1300002834000012B5350E39B5DF4A2C53.svg" xlink:type="simple" xlink:show="embed" xlink:actuate="onLoad">
            <text:p/>
          </draw:image>
          <draw:image xlink:href="Pictures/1000020100000185000000B53391A8134EB0EA25.png" xlink:type="simple" xlink:show="embed" xlink:actuate="onLoad"/>
        </draw:frame>
        <draw:frame draw:style-name="gr1" draw:text-style-name="P3" xml:id="id65" draw:id="id65" draw:layer="layout" svg:width="10.291cm" svg:height="4.612cm" svg:x="1.595cm" svg:y="11.715cm">
          <draw:image xlink:href="Pictures/10000C860000283400001205E15A6EAC2B8206E7.svg" xlink:type="simple" xlink:show="embed" xlink:actuate="onLoad">
            <text:p/>
          </draw:image>
          <draw:image xlink:href="Pictures/1000020100000185000000AE83E17124405D3671.png" xlink:type="simple" xlink:show="embed" xlink:actuate="onLoad"/>
        </draw:frame>
        <draw:frame draw:style-name="gr1" draw:text-style-name="P3" xml:id="id67" draw:id="id67" draw:layer="layout" svg:width="9.656cm" svg:height="4.612cm" svg:x="13.787cm" svg:y="11.827cm">
          <draw:image xlink:href="Pictures/10000C7F000025B900001205D000712F9B46E02F.svg" xlink:type="simple" xlink:show="embed" xlink:actuate="onLoad">
            <text:p/>
          </draw:image>
          <draw:image xlink:href="Pictures/100002010000016D000000AE56025D59469967F6.png" xlink:type="simple" xlink:show="embed" xlink:actuate="onLoad"/>
        </draw:frame>
        <draw:polyline draw:style-name="gr6" draw:text-style-name="P7" xml:id="id61" draw:id="id61" draw:layer="layout" svg:width="0cm" svg:height="10.413cm" svg:x="13.284cm" svg:y="5.874cm" svg:viewBox="0 0 0 10414" draw:points="0,0 0,10414">
          <text:p/>
        </draw:polyline>
        <draw:polyline draw:style-name="gr6" draw:text-style-name="P7" xml:id="id62" draw:id="id62" draw:layer="layout" svg:width="22.097cm" svg:height="0cm" svg:x="2.357cm" svg:y="11.359cm" svg:viewBox="0 0 22098 0" draw:points="0,0 22098,0">
          <text:p/>
        </draw:polyline>
        <draw:frame draw:style-name="gr9" xml:id="id60" draw:id="id60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64" draw:id="id64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66" draw:id="id6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68" draw:id="id68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9" xml:id="id86" draw:id="id86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78" draw:id="id78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6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70" text:id="id70"><text:span text:style-name="T10">Directed Graph:</text:span></text:p>
                <text:p><text:span text:style-name="T10"/></text:p>
              </text:list-header>
              <text:list-item>
                <text:p xml:id="id72" text:id="id72"><text:span text:style-name="T10">Edge weights </text:span><text:span text:style-name="T18">→ Water pipes diameters (Capacities)</text:span></text:p>
              </text:list-item>
              <text:list-item>
                <text:p xml:id="id73" text:id="id73"><text:span text:style-name="T18">New edge weights → Water pipes throughput (Flow)</text:span></text:p>
              </text:list-item>
            </text:list>
          </draw:text-box>
        </draw:frame>
        <draw:frame draw:style-name="gr1" draw:text-style-name="P3" xml:id="id71" draw:id="id71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4" draw:text-style-name="P22" draw:layer="layout" svg:width="9.144cm" svg:height="1.517cm" svg:x="9.401cm" svg:y="10.97cm">
          <draw:text-box>
            <text:p xml:id="id74" text:id="id74" text:style-name="P13"><text:span text:style-name="T19">Constraints:</text:span></text:p>
          </draw:text-box>
        </draw:frame>
        <draw:frame draw:style-name="gr14" draw:text-style-name="P23" draw:layer="layout" svg:width="9.879cm" svg:height="1.517cm" svg:x="2.032cm" svg:y="12.518cm">
          <draw:text-box>
            <text:p xml:id="id75" text:id="id75" text:style-name="P11"><text:span text:style-name="T20">Flows </text:span><text:span text:style-name="T21">≤</text:span><text:span text:style-name="T20"> Capacities</text:span></text:p>
          </draw:text-box>
        </draw:frame>
        <draw:frame draw:style-name="gr15" draw:text-style-name="P22" xml:id="id82" draw:id="id82" draw:layer="layout" svg:width="11.938cm" svg:height="2.783cm" svg:x="14.732cm" svg:y="12.24cm">
          <draw:text-box>
            <text:p text:style-name="P13"><text:span text:style-name="T19">In Flow = Out Flow (not for Source, Drain)</text:span></text:p>
          </draw:text-box>
        </draw:frame>
        <draw:frame draw:style-name="gr1" draw:text-style-name="P3" xml:id="id76" draw:id="id76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16" draw:text-style-name="P7" xml:id="id77" draw:id="id77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83" draw:id="id83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81" draw:id="id81" draw:layer="layout" svg:width="0cm" svg:height="7.619cm" svg:x="13.818cm" svg:y="12.7cm" svg:viewBox="0 0 0 7620" draw:points="0,0 0,7620">
          <text:p/>
        </draw:polyline>
        <draw:custom-shape draw:style-name="gr17" draw:text-style-name="P7" xml:id="id84" draw:id="id84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7" xml:id="id88" draw:id="id88" draw:layer="layout" svg:width="11.581cm" svg:height="4.571cm" svg:x="14.99cm" svg:y="14.835cm" svg:viewBox="0 0 11582 4572" draw:points="0,0 11582,4572">
          <text:p/>
        </draw:polyline>
        <draw:polyline draw:style-name="gr18" draw:text-style-name="P7" xml:id="id87" draw:id="id87" draw:layer="layout" svg:width="11.813cm" svg:height="4.366cm" svg:x="14.732cm" svg:y="14.835cm" svg:viewBox="0 0 11814 4367" draw:points="0,4367 11814,0">
          <text:p/>
        </draw:polyline>
        <draw:polyline draw:style-name="gr18" draw:text-style-name="P7" xml:id="id79" draw:id="id79" draw:layer="layout" svg:width="11.581cm" svg:height="4.571cm" svg:x="1.118cm" svg:y="14.732cm" svg:viewBox="0 0 11582 4572" draw:points="0,0 11582,4572">
          <text:p/>
        </draw:polyline>
        <draw:polyline draw:style-name="gr18" draw:text-style-name="P7" xml:id="id80" draw:id="id80" draw:layer="layout" svg:width="11.813cm" svg:height="4.366cm" svg:x="1.27cm" svg:y="14.835cm" svg:viewBox="0 0 11814 4367" draw:points="0,4367 11814,0">
          <text:p/>
        </draw:polyline>
        <draw:custom-shape draw:style-name="gr17" draw:text-style-name="P7" xml:id="id85" draw:id="id85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mum Flo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90" draw:id="id90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14" draw:text-style-name="P24" draw:layer="layout" svg:width="11.176cm" svg:height="1.517cm" svg:x="2.466cm" svg:y="5.334cm">
          <draw:text-box>
            <text:list text:style-name="L1">
              <text:list-header>
                <text:p xml:id="id89" text:id="id89" text:style-name="P13"><text:span text:style-name="T4">Valid Flow example</text:span></text:p>
              </text:list-header>
            </text:list>
          </draw:text-box>
        </draw:frame>
        <draw:frame draw:style-name="gr15" draw:text-style-name="P24" draw:layer="layout" svg:width="9.398cm" svg:height="4.049cm" svg:x="14.986cm" svg:y="7.438cm">
          <draw:text-box>
            <text:list text:style-name="L1">
              <text:list-header>
                <text:p xml:id="id91" text:id="id91" text:style-name="P13"><text:span text:style-name="T4">More flow could be transferred!</text:span></text:p>
              </text:list-header>
            </text:list>
          </draw:text-box>
        </draw:frame>
        <draw:frame draw:style-name="gr14" draw:text-style-name="P24" draw:layer="layout" svg:width="5.842cm" svg:height="1.517cm" svg:x="5.08cm" svg:y="11.454cm">
          <draw:text-box>
            <text:list text:style-name="L1">
              <text:list-header>
                <text:p xml:id="id92" text:id="id92" text:style-name="P13"><text:span text:style-name="T4">MaxFlow</text:span></text:p>
              </text:list-header>
            </text:list>
          </draw:text-box>
        </draw:frame>
        <draw:frame draw:style-name="gr1" draw:text-style-name="P3" xml:id="id93" draw:id="id93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19" draw:text-style-name="P25" draw:layer="layout" svg:width="9.398cm" svg:height="2.817cm" svg:x="14.986cm" svg:y="14.015cm">
          <draw:text-box>
            <text:list text:style-name="L1">
              <text:list-header>
                <text:p xml:id="id95" text:id="id95" text:style-name="P13"><text:span text:style-name="T4">Best algorithm needs <text:s text:c="4"/></text:span><text:span text:style-name="T22"><text:s text:c="12"/></text:span><text:span text:style-name="T4">.</text:span></text:p>
              </text:list-header>
            </text:list>
          </draw:text-box>
        </draw:frame>
        <draw:frame draw:style-name="gr9" xml:id="id94" draw:id="id94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96" draw:id="id96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Flow Theo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" draw:text-style-name="P26" draw:layer="layout" svg:width="22.86cm" svg:height="12.911cm" svg:x="2.794cm" svg:y="6.858cm">
          <draw:text-box>
            <text:list text:style-name="L4">
              <text:list-header>
                <text:p xml:id="id97" text:id="id97"><text:span text:style-name="T23">This is our central result.</text:span></text:p>
                <text:p xml:id="id98" text:id="id98"><text:span text:style-name="T23">Intuitively, it holds because:</text:span></text:p>
                <text:p><text:span text:style-name="T23"/></text:p>
              </text:list-header>
              <text:list-item>
                <text:p xml:id="id99" text:id="id99"><text:span text:style-name="T23">For every maximum flow there exists a Transitive Game where the </text:span><text:span text:style-name="T24">Steal()</text:span><text:span text:style-name="T20"> actions coincide with the flows and</text:span></text:p>
                <text:p><text:span text:style-name="T20"/></text:p>
              </text:list-item>
              <text:list-item>
                <text:p xml:id="id100" text:id="id100"><text:span text:style-name="T20">every Transitive Game consists of </text:span><text:span text:style-name="T24">Steal()</text:span><text:span text:style-name="T20"> actions that also constitute a valid flow.</text:span></text:p>
              </text:list-item>
            </text:list>
            <text:p><text:span text:style-name="T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Transaction Problem</text:span></text:p>
          </draw:text-box>
        </draw:frame>
        <draw:frame presentation:style-name="pr5" draw:text-style-name="P5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 xml:id="id101" text:id="id101"><text:span text:style-name="T4">Consider a Customer, who just discovered a product sold by a previously unknown Vendor.</text:span></text:p>
                <text:p xml:id="id102" text:id="id102"><text:span text:style-name="T4">Suppose that</text:span></text:p>
                <text:p xml:id="id104" text:id="id104"><text:span text:style-name="T4">If the Customer simply deposits 10 to the Vendor, the maximum damage the latter can cause to the former increases to 30.</text:span></text:p>
                <text:p xml:id="id105" text:id="id105"><text:span text:style-name="T4">The prudent Customer should first reduce her trust to the Vendor so that, after the deposit, the trust remains 20.</text:span></text:p>
                <text:p><text:span text:style-name="T4"/></text:p>
              </text:list-header>
            </text:list>
          </draw:text-box>
        </draw:frame>
        <draw:frame draw:style-name="gr9" xml:id="id103" draw:id="id103" draw:layer="layout" svg:width="16.376cm" svg:height="1.346cm" svg:x="9.382cm" svg:y="7.8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Theorem</text:span></text:p>
          </draw:text-box>
        </draw:frame>
        <draw:frame presentation:style-name="pr5" draw:text-style-name="P16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106" text:id="id106"><text:span text:style-name="T25">If </text:span><text:span text:style-name="T11">A</text:span><text:span text:style-name="T25"> modifies her outgoing direct trust such that the new trust to B is <text:s text:c="38"/>then adding </text:span><text:span text:style-name="T11">l</text:span><text:span text:style-name="T25"> to her direct trust to B will result in</text:span></text:p>
              </text:list-header>
            </text:list>
          </draw:text-box>
        </draw:frame>
        <draw:frame draw:style-name="gr9" xml:id="id107" draw:id="id107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108" draw:id="id108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109" draw:id="id109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111" draw:id="id111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110" draw:id="id110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113" draw:id="id113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115" draw:id="id115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114" draw:id="id114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118" draw:id="id118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119" draw:id="id119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120" draw:id="id120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121" draw:id="id121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122" draw:id="id122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112" draw:id="id112" draw:layer="layout" svg:width="12.191cm" svg:height="0cm" svg:x="1.778cm" svg:y="14.402cm" svg:viewBox="0 0 12192 0" draw:points="12192,0 0,0">
          <text:p/>
        </draw:polyline>
        <draw:custom-shape draw:style-name="gr21" draw:text-style-name="P27" xml:id="id116" draw:id="id116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17" draw:id="id117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23" draw:id="id123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 to Multiple Players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header>
                <text:p xml:id="id124" text:id="id124"><text:span text:style-name="T10">We extend Evil Player to a set of Evil players.</text:span></text:p>
                <text:p xml:id="id125" text:id="id125"><text:span text:style-name="T10">Indirect trust: Maximum possible loss A can suffer if:</text:span></text:p>
              </text:list-header>
              <text:list-item>
                <text:p xml:id="id126" text:id="id126"><text:span text:style-name="T10">A: Idle Strategy</text:span></text:p>
              </text:list-item>
              <text:list-item>
                <text:p xml:id="id127" text:id="id127"><text:span text:style-name="T10">Evil Players: Evil Strategy</text:span></text:p>
              </text:list-item>
              <text:list-item>
                <text:p xml:id="id128" text:id="id128"><text:span text:style-name="T10">Everyone else: Conservative Strategy</text:span></text:p>
                <text:p><text:span text:style-name="T2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Attac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129" text:id="id129"><text:span text:style-name="T26">Collusion</text:span><text:span text:style-name="T4"> = Corrupted Set ∪ Sybil Set</text:span></text:p>
                <text:p xml:id="id132" text:id="id132"><text:span text:style-name="T26">Corrupted set</text:span><text:span text:style-name="T4">: Originally trustworthy players, now compromised by Eve. May be directly trusted by Alice.</text:span></text:p>
                <text:p xml:id="id134" text:id="id134"><text:span text:style-name="T26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" draw:text-style-name="P3" xml:id="id133" draw:id="id133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xml:id="id135" draw:id="id135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22" draw:text-style-name="P29" draw:layer="layout" svg:width="4.318cm" svg:height="1.267cm" svg:x="20.066cm" svg:y="15.989cm">
          <draw:text-box>
            <text:p xml:id="id131" text:id="id131"><text:span text:style-name="T27">Collusion</text:span></text:p>
          </draw:text-box>
        </draw:frame>
        <draw:custom-shape draw:style-name="gr23" draw:text-style-name="P7" xml:id="id130" draw:id="id130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Resilience Theorem</text:span></text:p>
          </draw:text-box>
        </draw:frame>
        <draw:frame presentation:style-name="pr5" draw:text-style-name="P30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136" text:id="id136"><text:span text:style-name="T10">Assume </text:span><text:span text:style-name="T25">a Collusion of Corrupted (</text:span><text:span text:style-name="T11">B</text:span><text:span text:style-name="T25">) and Sybil (</text:span><text:span text:style-name="T11">C</text:span><text:span text:style-name="T25">) players. Then:</text:span></text:p>
                <text:p><text:span text:style-name="T28"/></text:p>
                <text:p xml:id="id138" text:id="id138"><text:span text:style-name="T25">Why? </text:span><text:span text:style-name="T11">C</text:span><text:span text:style-name="T25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137" draw:id="id137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3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22" draw:text-style-name="P29" draw:layer="layout" svg:width="4.318cm" svg:height="1.267cm" svg:x="20.066cm" svg:y="15.989cm">
          <draw:text-box>
            <text:p><text:span text:style-name="T27">Collusion</text:span></text:p>
          </draw:text-box>
        </draw:frame>
        <draw:custom-shape draw:style-name="gr23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4">Paper:</text:span></text:p>
                <text:p><text:span text:style-name="T13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14" draw:layer="layout" svg:width="7.62cm" svg:height="1.28cm" svg:x="10.19cm" svg:y="9.867cm">
          <draw:text-box>
            <text:p text:style-name="P13"><text:span text:style-name="T9">Questions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8T20:41:18.375890047</dc:date>
    <meta:editing-duration>PT9H16M2S</meta:editing-duration>
    <meta:editing-cycles>64</meta:editing-cycles>
    <meta:generator>LibreOffice/5.2.4.2.0$Linux_X86_64 LibreOffice_project/20m0$Build-2</meta:generator>
    <meta:document-statistic meta:object-count="217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Customer</mi>
              <mi>,</mi>
              <mi mathvariant="italic">Vendor</mi>
            </mrow>
          </mrow>
          <mo fence="true" stretchy="false">)</mo>
        </mrow>
        <mo stretchy="false">=</mo>
        <mn>20.</mn>
      </mrow>
    </mrow>
    <annotation encoding="StarMath 5.0">maxFlow( Customer, Vendor ) = 20.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